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paragraph-rsid="00253e35" style:font-size-asian="12pt" style:font-size-complex="12pt"/>
    </style:style>
    <style:style style:name="P2" style:family="paragraph" style:parent-style-name="Standard">
      <style:text-properties style:font-name="DejaVu Sans Mono" fo:font-size="12pt" officeooo:rsid="00253e35" officeooo:paragraph-rsid="00253e35" style:font-size-asian="12pt" style:font-size-complex="12pt"/>
    </style:style>
    <style:style style:name="P3" style:family="paragraph" style:parent-style-name="Preformatted_20_Text">
      <style:text-properties style:font-name="DejaVu Sans Mono" fo:font-size="12pt" officeooo:paragraph-rsid="00253e35" style:font-size-asian="12pt" style:font-size-complex="12pt"/>
    </style:style>
    <style:style style:name="P4" style:family="paragraph" style:parent-style-name="Preformatted_20_Text">
      <style:text-properties style:font-name="DejaVu Sans Mono" fo:font-size="12pt" officeooo:rsid="00253e35" officeooo:paragraph-rsid="00253e35" style:font-size-asian="12pt" style:font-size-complex="12pt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2pt" fo:font-weight="bold" officeooo:rsid="00253e35" officeooo:paragraph-rsid="00253e35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2pt" fo:font-weight="bold" officeooo:paragraph-rsid="00253e35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officeooo:paragraph-rsid="00253e35" style:font-size-asian="12pt" style:font-size-complex="12pt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officeooo:paragraph-rsid="00253e35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DejaVu Sans Mono" fo:font-size="12pt" officeooo:rsid="00253e35" officeooo:paragraph-rsid="00253e35" style:font-size-asian="12pt" style:font-size-complex="12pt"/>
    </style:style>
    <style:style style:name="T1" style:family="text">
      <style:text-properties officeooo:rsid="00253e35"/>
    </style:style>
    <style:style style:name="T2" style:family="text">
      <style:text-properties fo:font-size="20pt" fo:font-weight="bold" officeooo:rsid="00253e35" style:font-size-asian="20pt" style:font-weight-asian="bold" style:font-size-complex="20pt" style:font-weight-complex="bold"/>
    </style:style>
    <style:style style:name="T3" style:family="text">
      <style:text-properties officeooo:rsid="002a55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orn to be wild</text:span><text:span text:style-name="T1"><text:line-break/>Steppenwolf 1968, First song to use the term „Heavy Metal“.</text:span></text:p>
      <text:p text:style-name="P1"/>
      <text:p text:style-name="P2">Intro: e5<text:tab/><text:tab/><text:tab/><text:tab/><text:tab/><text:tab/><text:tab/><text:tab/><text:span text:style-name="T3">146</text:span></text:p>
      <text:p text:style-name="P2"/>
      <text:p text:style-name="P1"><text:s/>E<text:span text:style-name="T1">5</text:span></text:p>
      <text:p text:style-name="P3">Get your motor runnin'</text:p>
      <text:p text:style-name="P3"/>
      <text:p text:style-name="P3">Head out on the highway</text:p>
      <text:p text:style-name="P3"/>
      <text:p text:style-name="P3">Lookin' for adventure</text:p>
      <text:p text:style-name="P3"/>
      <text:p text:style-name="P3">In whatever comes our way</text:p>
      <text:p text:style-name="P3"/>
      <text:p text:style-name="P5">Prechorus:</text:p>
      <text:p text:style-name="P6"><text:s/>G <text:s text:c="6"/>A <text:s text:c="10"/>E</text:p>
      <text:p text:style-name="P6">Yeah, darlin' gonna make it happen</text:p>
      <text:p text:style-name="P6"><text:s/>G <text:s text:c="7"/>A <text:s text:c="9"/>E</text:p>
      <text:p text:style-name="P6">Take the world in a love embrace</text:p>
      <text:p text:style-name="P6"><text:s/>G <text:s text:c="3"/>A <text:s text:c="9"/>E <text:s text:c="10"/>G <text:s text:c="3"/>A <text:s text:c="9"/>E</text:p>
      <text:p text:style-name="P6">Fire all of the guns at once <text:s/>explode into space</text:p>
      <text:p text:style-name="P3"/>
      <text:p text:style-name="P3"/>
      <text:p text:style-name="P3">I like smoke and lightnin'</text:p>
      <text:p text:style-name="P3">Heavy metal thunder</text:p>
      <text:p text:style-name="P3">Wrestlin' with the wind</text:p>
      <text:p text:style-name="P3">And the feelin' that I'm under</text:p>
      <text:p text:style-name="P3"/>
      <text:p text:style-name="P5">Prechorus<text:line-break/></text:p>
      <text:p text:style-name="P8"><text:span text:style-name="T1">Chorus:<text:line-break/></text:span> <text:s text:c="8"/>E</text:p>
      <text:p text:style-name="P8">Like a true nature's child</text:p>
      <text:p text:style-name="P8"><text:s text:c="9"/>G <text:s text:c="5"/></text:p>
      <text:p text:style-name="P8">We were born, born to be wild</text:p>
      <text:p text:style-name="P8"><text:s text:c="11"/>A <text:s text:c="10"/>G <text:s text:c="14"/>E</text:p>
      <text:p text:style-name="P8">We could climb so high, I never wanna die</text:p>
      <text:p text:style-name="P8"><text:s/>E <text:s text:c="9"/>D <text:s text:c="3"/><text:span text:style-name="T1">E D</text:span></text:p>
      <text:p text:style-name="P8">Born to be wild,</text:p>
      <text:p text:style-name="P8"><text:s/>E <text:s text:c="9"/>D <text:s text:c="3"/><text:span text:style-name="T1">E</text:span> D </text:p>
      <text:p text:style-name="P8">Born to be wild,</text:p>
      <text:p text:style-name="P7"/>
      <text:p text:style-name="P4">Strophe 1 </text:p>
      <text:p text:style-name="P4">(Bridge E7#9)<text:line-break/></text:p>
      <text:p text:style-name="P4"><text:tab/>Prechorus<text:line-break/></text:p>
      <text:p text:style-name="P4"><text:tab/><text:tab/>Chorus</text:p>
      <text:p text:style-name="P4">Intro<text:line-break/>Bri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17-12-07T18:14:29.128271059</dc:date>
    <dc:creator>benutzer </dc:creator>
    <meta:editing-duration>PT3H46M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41" meta:character-count="809" meta:non-whitespace-character-count="531"/>
  </office:meta>
</office:document-meta>
</file>